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LoaderRaw.getTargetFlav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Raw.loadImage( ImageInfo info , Map hints , ImageSessionContext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mageLoaderRaw.ImageLoaderRaw( ImageFlavor targetFlav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